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P4" style:parent-style-name="Standard" style:family="paragraph">
      <style:text-properties fo:font-size="14pt" style:font-size-asian="14pt" style:font-size-complex="14pt" fo:language="it" fo:country="IT"/>
    </style:style>
    <style:style style:name="T5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6" style:parent-style-name="Car.predefinitoparagrafo" style:family="text">
      <style:text-properties fo:font-size="14pt" style:font-size-asian="14pt" style:font-size-complex="14pt" fo:language="it" fo:country="IT"/>
    </style:style>
    <style:style style:name="P7" style:parent-style-name="Standard" style:family="paragraph">
      <style:text-properties fo:font-size="14pt" style:font-size-asian="14pt" style:font-size-complex="14pt" fo:language="it" fo:country="IT"/>
    </style:style>
    <style:style style:name="T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" style:parent-style-name="Car.predefinitoparagrafo" style:family="text">
      <style:text-properties fo:font-size="14pt" style:font-size-asian="14pt" style:font-size-complex="14pt" fo:language="it" fo:country="IT"/>
    </style:style>
    <style:style style:name="T10" style:parent-style-name="Car.predefinitoparagrafo" style:family="text">
      <style:text-properties fo:font-size="14pt" style:font-size-asian="14pt" style:font-size-complex="14pt" fo:language="it" fo:country="IT"/>
    </style:style>
    <style:style style:name="T1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2" style:parent-style-name="Car.predefinitoparagrafo" style:family="text">
      <style:text-properties fo:font-size="14pt" style:font-size-asian="14pt" style:font-size-complex="14pt" fo:language="it" fo:country="IT"/>
    </style:style>
    <style:style style:name="P13" style:parent-style-name="Standard" style:family="paragraph">
      <style:text-properties fo:font-size="14pt" style:font-size-asian="14pt" style:font-size-complex="14pt" fo:language="it" fo:country="IT"/>
    </style:style>
    <style:style style:name="T1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5" style:parent-style-name="Car.predefinitoparagrafo" style:family="text">
      <style:text-properties fo:font-size="14pt" style:font-size-asian="14pt" style:font-size-complex="14pt" fo:language="it" fo:country="IT"/>
    </style:style>
    <style:style style:name="P16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7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1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9" style:parent-style-name="Car.predefinitoparagrafo" style:family="text">
      <style:text-properties fo:font-size="14pt" style:font-size-asian="14pt" style:font-size-complex="14pt" fo:language="it" fo:country="IT"/>
    </style:style>
    <style:style style:name="P2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1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2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3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4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5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 fo:language="it" fo:country="IT"/>
    </style:style>
    <style:style style:name="T26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7" style:parent-style-name="Car.predefinitoparagrafo" style:family="text">
      <style:text-properties fo:font-size="14pt" style:font-size-asian="14pt" style:font-size-complex="14pt" fo:language="it" fo:country="IT"/>
    </style:style>
    <style:style style:name="P2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2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3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5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47" style:parent-style-name="Standard" style:list-style-name="LFO3" style:family="paragraph"/>
    <style:style style:name="T48" style:parent-style-name="Car.predefinitoparagrafo" style:family="text">
      <style:text-properties fo:font-size="14pt" style:font-size-asian="14pt" style:font-size-complex="14pt" fo:language="it" fo:country="IT"/>
    </style:style>
    <style:style style:name="T49" style:parent-style-name="Car.predefinitoparagrafo" style:family="text">
      <style:text-properties fo:font-size="14pt" style:font-size-asian="14pt" style:font-size-complex="14pt" fo:language="it" fo:country="IT"/>
    </style:style>
    <style:style style:name="P50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T51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2" style:parent-style-name="Car.predefinitoparagrafo" style:family="text">
      <style:text-properties fo:font-size="14pt" style:font-size-asian="14pt" style:font-size-complex="14pt" fo:language="it" fo:country="IT"/>
    </style:style>
    <style:style style:name="P53" style:parent-style-name="Standard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5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56" style:parent-style-name="Standard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9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1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62" style:parent-style-name="Standard" style:family="paragraph">
      <style:text-properties fo:font-size="14pt" style:font-size-asian="14pt" style:font-size-complex="14pt" fo:language="it" fo:country="IT"/>
    </style:style>
    <style:style style:name="P63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64" style:parent-style-name="Standard" style:family="paragraph">
      <style:text-properties fo:font-size="14pt" style:font-size-asian="14pt" style:font-size-complex="14pt" fo:language="it" fo:country="IT"/>
    </style:style>
    <style:style style:name="P65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6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7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8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9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0" style:parent-style-name="Standard" style:family="paragraph">
      <style:text-properties fo:font-size="14pt" style:font-size-asian="14pt" style:font-size-complex="14pt" fo:language="it" fo:country="IT"/>
    </style:style>
    <style:style style:name="P71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2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3" style:parent-style-name="Standard" style:list-style-name="LFO8" style:family="paragraph"/>
    <style:style style:name="T74" style:parent-style-name="Car.predefinitoparagrafo" style:family="text">
      <style:text-properties fo:font-size="14pt" style:font-size-asian="14pt" style:font-size-complex="14pt" fo:language="it" fo:country="IT"/>
    </style:style>
    <style:style style:name="P75" style:parent-style-name="Standard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T77" style:parent-style-name="Car.predefinitoparagrafo" style:family="text">
      <style:text-properties fo:font-size="14pt" style:font-size-asian="14pt" style:font-size-complex="14pt" fo:language="it" fo:country="IT"/>
    </style:style>
    <style:style style:name="P78" style:parent-style-name="Standard" style:list-style-name="LFO10" style:family="paragraph">
      <style:text-properties fo:font-size="14pt" style:font-size-asian="14pt" style:font-size-complex="14pt" fo:language="it" fo:country="IT"/>
    </style:style>
    <style:style style:name="P79" style:parent-style-name="Standard" style:family="paragraph">
      <style:text-properties fo:font-size="14pt" style:font-size-asian="14pt" style:font-size-complex="14pt" fo:language="it" fo:country="IT"/>
    </style:style>
    <style:style style:name="P80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81" style:parent-style-name="Standard" style:list-style-name="LFO11" style:family="paragraph">
      <style:text-properties fo:font-size="14pt" style:font-size-asian="14pt" style:font-size-complex="14pt" fo:language="it" fo:country="IT"/>
    </style:style>
    <style:style style:name="P82" style:parent-style-name="Standard" style:family="paragraph">
      <style:text-properties fo:font-size="14pt" style:font-size-asian="14pt" style:font-size-complex="14pt" fo:language="it" fo:country="IT"/>
    </style:style>
    <style:style style:name="P83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4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5" style:parent-style-name="Standard" style:list-style-name="LFO12" style:family="paragraph">
      <style:text-properties fo:font-size="14pt" style:font-size-asian="14pt" style:font-size-complex="14pt" fo:language="it" fo:country="IT"/>
    </style:style>
    <style:style style:name="P86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P87" style:parent-style-name="Standard" style:family="paragraph">
      <style:text-properties fo:font-size="14pt" style:font-size-asian="14pt" style:font-size-complex="14pt" fo:language="it" fo:country="IT"/>
    </style:style>
    <style:style style:name="T8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P90" style:parent-style-name="Standard" style:list-style-name="LFO13" style:family="paragraph"/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P92" style:parent-style-name="Standard" style:list-style-name="LFO13" style:family="paragraph">
      <style:text-properties fo:font-size="14pt" style:font-size-asian="14pt" style:font-size-complex="14pt" fo:language="it" fo:country="I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5" style:parent-style-name="Car.predefinitoparagrafo" style:family="text">
      <style:text-properties fo:font-size="14pt" style:font-size-asian="14pt" style:font-size-complex="14pt" fo:language="it" fo:country="IT"/>
    </style:style>
    <style:style style:name="P96" style:parent-style-name="Standard" style:family="paragraph">
      <style:text-properties fo:font-size="14pt" style:font-size-asian="14pt" style:font-size-complex="14pt" fo:language="it" fo:country="I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Scommettere</text:span></text:p>
      <text:p text:style-name="P4"/>
      <text:p text:style-name="Standard"><text:span text:style-name="T5">Portata</text:span><text:span text:style-name="T6">: Sito web CRYPTOBET</text:span></text:p>
      <text:p text:style-name="P7"/>
      <text:p text:style-name="Standard"><text:span text:style-name="T8">Livello</text:span><text:span text:style-name="T9">: Obiettivo utente</text:span><text:span text:style-name="T10"><text:line-break/></text:span></text:p>
      <text:p text:style-name="Standard"><text:span text:style-name="T11">Attore primario</text:span><text:span text:style-name="T12">: Cliente</text:span></text:p>
      <text:p text:style-name="P13"/>
      <text:p text:style-name="Standard"><text:span text:style-name="T14">Parti interessate o interessati</text:span><text:span text:style-name="T15">:</text:span></text:p>
      <text:list text:style-name="LFO1" text:continue-numbering="true">
        <text:list-item>
          <text:p text:style-name="P16">Il cliente inserisce le partite<text:s/>nella propria scommessa inserendo l’esito su cui vuole scommettere. Desidera vedere man mano che aggiunge una partita tutti i dati della sua scommessa aggiornarsi. Vuole poter eseguire una puntata sulla scommessa creata.</text:p>
        </text:list-item>
      </text:list>
      <text:p text:style-name="P17"/>
      <text:p text:style-name="Standard"><text:span text:style-name="T18">Post-condizioni</text:span><text:span text:style-name="T19">:</text:span></text:p>
      <text:list text:style-name="LFO2" text:continue-numbering="true">
        <text:list-item>
          <text:p text:style-name="P20">il cliente è riuscito a creare la sua scommessa.</text:p>
        </text:list-item>
        <text:list-item>
          <text:p text:style-name="P21">La quota complessiva è stata calcolata correttamente.</text:p>
        </text:list-item>
        <text:list-item>
          <text:p text:style-name="P22">Il bonus assegnato è stato calcolato.</text:p>
        </text:list-item>
        <text:list-item>
          <text:p text:style-name="P23">Al conto del cliente viene detratto l’eventuale importo puntato.</text:p>
        </text:list-item>
        <text:list-item>
          <text:p text:style-name="P24">La scommessa, eventualmente giocata, viene registrata correttamente<text:s/>dal sistema.</text:p>
        </text:list-item>
      </text:list>
      <text:p text:style-name="P25"/>
      <text:p text:style-name="Standard"><text:span text:style-name="T26">Scenario principale di successo</text:span><text:span text:style-name="T27">:</text:span></text:p>
      <text:list text:style-name="LFO3" text:continue-numbering="true">
        <text:list-item>
          <text:p text:style-name="P28">Il cliente desidera creare ed eventualmente giocare una scommessa.</text:p>
        </text:list-item>
        <text:list-item>
          <text:p text:style-name="P29">Il sistema mostra le partite su cui è possibile scommettere, fornendo i vari risultati su cui è possibile scommettere con le relative quote.</text:p>
        </text:list-item>
        <text:list-item>
          <text:p text:style-name="P30">Il cliente seleziona l’esito per una delle partite mostrate.</text:p>
        </text:list-item>
        <text:list-item>
          <text:p text:style-name="P31">Il sistema ha verificato che non si superi il limite massimo di partite aggiungendo quest’ultimo esito.</text:p>
        </text:list-item>
        <text:list-item>
          <text:p text:style-name="P32">Il sistema registra la partita con l’esito selezionato aggiungendola alla scommessa parziale.</text:p>
        </text:list-item>
        <text:list-item>
          <text:p text:style-name="P33">Il sistema modifica la quota parziale aggiornandola rispetto alla quota dell’ultimo esito inserito.</text:p>
        </text:list-item>
        <text:list-item>
          <text:p text:style-name="P34">Il sistema modifica l’eventuale bonus calcolato in funzione della relativa politica di assegnamento dello stesso.</text:p>
        </text:list-item>
        <text:list-item>
          <text:p text:style-name="P35">Il sistema ricalcola la quota totale in<text:s/>funzione della quota parziale e del bonus assegnato.</text:p>
        </text:list-item>
        <text:list-item>
          <text:p text:style-name="P36">Il cliente torna al passo 1 fin quando non ha terminato la pianificazione della scommessa.</text:p>
        </text:list-item>
        <text:list-item>
          <text:p text:style-name="P37">Lo schema di scommessa è stata creata.</text:p>
        </text:list-item>
        <text:list-item>
          <text:p text:style-name="P38">Il cliente decide di giocare la scommessa creata.</text:p>
        </text:list-item>
        <text:list-item>
          <text:p text:style-name="P39">Il sistema<text:s/>verifica<text:s/>che l’utente aveva effettuato il login come cliente.<text:s/>//aggiunfere alternativa</text:p>
        </text:list-item>
        <text:list-item>
          <text:p text:style-name="P40">Il sistema controlla che il cliente abbia inserito un importo valido.</text:p>
        </text:list-item>
        <text:list-item>
          <text:p text:style-name="P41">Il sistema si è accertato che l’importo sia valido.</text:p>
        </text:list-item>
        <text:list-item>
          <text:p text:style-name="P42">Il sistema ha verificato la disponibilità sul saldo.</text:p>
        </text:list-item>
        <text:list-item>
          <text:p text:style-name="P43">Il sistema aggiorna il saldo del cliente in funzione dell’importo giocato.</text:p>
        </text:list-item>
        <text:list-item>
          <text:p text:style-name="P44">Il sistema memorizza la scommessa e la aggiunge nelle scommesse del cliente.</text:p>
        </text:list-item>
        <text:list-item>
          <text:p text:style-name="P45">Il sistema svuota la lista delle partite inserite nella scommessa</text:p>
        </text:list-item>
        <text:list-item>
          <text:p text:style-name="P46">Il sistema ripristina quota parziale, totale e bonus.</text:p>
        </text:list-item>
        <text:list-item>
          <text:p text:style-name="P47"><text:span text:style-name="T48">Il caso<text:s/></text:span><text:span text:style-name="T49">d’uso termina.</text:span></text:p>
        </text:list-item>
      </text:list>
      <text:p text:style-name="P50"/>
      <text:p text:style-name="Standard"><text:span text:style-name="T51">Flussi alternativi</text:span><text:span text:style-name="T52">:</text:span></text:p>
      <text:p text:style-name="P53">*a. il cliente inserisce un importo.</text:p>
      <text:list text:style-name="LFO4" text:continue-numbering="true">
        <text:list-item>
          <text:p text:style-name="P54">il sistema calcola la vincita potenziale in base alla quota totale e all’importo inserito.</text:p>
        </text:list-item>
        <text:list-item>
          <text:p text:style-name="P55">Il sistema mostra la vincita potenziale.</text:p>
        </text:list-item>
      </text:list>
      <text:p text:style-name="P56">3a. il cliente elimina una partita tra quelle precedentemente inserite.</text:p>
      <text:list text:style-name="LFO5" text:continue-numbering="true">
        <text:list-item>
          <text:p text:style-name="P57">il sistema aggiorna la scommessa parziale rimuovendo la partita selezionata.</text:p>
        </text:list-item>
        <text:list-item>
          <text:p text:style-name="P58">il sistema ricalcola la quota parziale.</text:p>
        </text:list-item>
        <text:list-item>
          <text:p text:style-name="P59">il sistema ricalcola il bonus.</text:p>
        </text:list-item>
        <text:list-item>
          <text:p text:style-name="P60">il sistema ricalcola la quota totale.</text:p>
        </text:list-item>
        <text:list-item>
          <text:p text:style-name="P61">Il cliente va al punto 6 dello scenario<text:s/>principale di successo</text:p>
        </text:list-item>
      </text:list>
      <text:p text:style-name="P62">4a. Il sistema ha verificato che è stato raggiunto il numero massimo di partite</text:p>
      <text:list text:style-name="LFO6" text:continue-numbering="true">
        <text:list-item>
          <text:p text:style-name="P63">Il sistema mostra al cliente un messaggio di errore e torna al punto 7 dello scenario principale di successo.</text:p>
        </text:list-item>
      </text:list>
      <text:p text:style-name="P64">1-15b. una delle partite inserite nella scommessa inizia.</text:p>
      <text:list text:style-name="LFO7" text:continue-numbering="true">
        <text:list-item>
          <text:p text:style-name="P65">il sistema aggiorna la scommessa parziale rimuovendo la partita iniziata.</text:p>
        </text:list-item>
        <text:list-item>
          <text:p text:style-name="P66">il sistema ricalcola la quota parziale.</text:p>
        </text:list-item>
        <text:list-item>
          <text:p text:style-name="P67">il sistema ricalcola il bonus.</text:p>
        </text:list-item>
        <text:list-item>
          <text:p text:style-name="P68">il sistema ricalcola la quota totale.</text:p>
        </text:list-item>
        <text:list-item>
          <text:p text:style-name="P69">Il caso d’uso riparte dal punto 9 dello scenario principale di successo.</text:p>
        </text:list-item>
      </text:list>
      <text:p text:style-name="P70">11b. il cliente decide di svuotare la scommessa parziale.</text:p>
      <text:list text:style-name="LFO8" text:continue-numbering="true">
        <text:list-item>
          <text:p text:style-name="P71">Il sistema svuota la lista delle partite inserite nella scommessa parziale.</text:p>
        </text:list-item>
        <text:list-item>
          <text:p text:style-name="P72">Il sistema ripristina quota parziale, totale e bonus.</text:p>
        </text:list-item>
        <text:list-item>
          <text:p text:style-name="P73"><text:span text:style-name="T74">Il caso d’uso termina.</text:span></text:p>
        </text:list-item>
      </text:list>
      <text:p text:style-name="P75">1-10a. Il cliente elimina l’importo</text:p>
      <text:list text:style-name="LFO9" text:continue-numbering="true">
        <text:list-item>
          <text:p text:style-name="P76">viene rimossa la vincita potenziale.</text:p>
        </text:list-item>
      </text:list>
      <text:p text:style-name="Standard"><text:span text:style-name="T77">1-10b. La connessione crolla</text:span></text:p>
      <text:list text:style-name="LFO10" text:continue-numbering="true">
        <text:list-item>
          <text:p text:style-name="P78">Il sistema salta al passo 18 dello scenario principale di successo.</text:p>
        </text:list-item>
      </text:list>
      <text:p text:style-name="P79">12a. Il sistema si è accertato che l’utente non ha effettuato il login</text:p>
      <text:list text:style-name="LFO11" text:continue-numbering="true">
        <text:list-item>
          <text:p text:style-name="P80">Il sistema invita il cliente ad effettuare il<text:s/>login.</text:p>
        </text:list-item>
        <text:list-item>
          <text:p text:style-name="P81">Il cliente effettua il login</text:p>
        </text:list-item>
      </text:list>
      <text:p text:style-name="P82">15a. Il sistema non trova la disponibilità adeguata per giocare la scommessa</text:p>
      <text:list text:style-name="LFO12" text:continue-numbering="true">
        <text:list-item>
          <text:p text:style-name="P83">Il sistema avvisa il cliente dell’avvenuto e lo invita ad inserire un nuovo importo.</text:p>
        </text:list-item>
        <text:list-item>
          <text:p text:style-name="P84">Il cliente cambia l’importo.</text:p>
        </text:list-item>
        <text:list-item>
          <text:p text:style-name="P85">Il sistema torna al punto 13<text:s/>dello scenario principale di successo.</text:p>
        </text:list-item>
      </text:list>
      <text:p text:style-name="P86"/>
      <text:p text:style-name="P87"/>
      <text:p text:style-name="Standard"><text:span text:style-name="T88">Requisiti speciali</text:span><text:span text:style-name="T89">:</text:span></text:p>
      <text:list text:style-name="LFO13" text:continue-numbering="true">
        <text:list-item>
          <text:p text:style-name="P90"><text:span text:style-name="T91">La scommessa deve poter contenere fino ad un massimo di venti partite.</text:span></text:p>
        </text:list-item>
        <text:list-item>
          <text:p text:style-name="P92">Il tempo di ricalcolo delle quote non deve essere superiore a tre secondi.</text:p>
        </text:list-item>
      </text:list>
      <text:p text:style-name="P93"/>
      <text:p text:style-name="Standard"><text:span text:style-name="T94">Frequenza di ripetizione</text:span><text:span text:style-name="T95">: Più volte al giorno.</text:span></text:p>
      <text:p text:style-name="P96"/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3LVL1" style:family="text">
      <style:text-properties style:font-name="Wingdings"/>
    </style:style>
    <style:style style:name="WW_CharLFO13LVL2" style:family="text">
      <style:text-properties style:font-name="StarSymbol"/>
    </style:style>
    <style:style style:name="WW_CharLFO13LVL3" style:family="text">
      <style:text-properties style:font-name="StarSymbol"/>
    </style:style>
    <style:style style:name="WW_CharLFO13LVL4" style:family="text">
      <style:text-properties style:font-name="StarSymbol"/>
    </style:style>
    <style:style style:name="WW_CharLFO13LVL5" style:family="text">
      <style:text-properties style:font-name="StarSymbol"/>
    </style:style>
    <style:style style:name="WW_CharLFO13LVL6" style:family="text">
      <style:text-properties style:font-name="StarSymbol"/>
    </style:style>
    <style:style style:name="WW_CharLFO13LVL7" style:family="text">
      <style:text-properties style:font-name="StarSymbol"/>
    </style:style>
    <style:style style:name="WW_CharLFO13LVL8" style:family="text">
      <style:text-properties style:font-name="StarSymbol"/>
    </style:style>
    <style:style style:name="WW_CharLFO13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tteo Avolio</meta:initial-creator>
    <dc:creator>GIUSEPPE MAZZOTTA</dc:creator>
    <meta:creation-date>2017-12-11T14:35:00Z</meta:creation-date>
    <dc:date>2017-12-12T10:53:00Z</dc:date>
    <meta:template xlink:href="Normal" xlink:type="simple"/>
    <meta:editing-cycles>10</meta:editing-cycles>
    <meta:editing-duration>PT1260S</meta:editing-duration>
    <meta:document-statistic meta:page-count="3" meta:paragraph-count="8" meta:word-count="640" meta:character-count="4281" meta:row-count="30" meta:non-whitespace-character-count="3649"/>
  </office:meta>
</office:document-meta>
</file>